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ercentage/Year">
            <text:p>Percentage/Year</text:p>
          </table:table-cell>
          <table:table-cell table:style-name="pd1" office:value-type="float" office:value="2022">
            <text:p>2022</text:p>
          </table:table-cell>
          <table:table-cell table:style-name="pd1" office:value-type="float" office:value="2021">
            <text:p>2021</text:p>
          </table:table-cell>
          <table:table-cell table:style-name="pd1" office:value-type="float" office:value="2020">
            <text:p>2020</text:p>
          </table:table-cell>
          <table:table-cell table:style-name="pd1" office:value-type="float" office:value="2019">
            <text:p>2019</text:p>
          </table:table-cell>
          <table:table-cell table:style-name="pd1" office:value-type="float" office:value="2018">
            <text:p>2018</text:p>
          </table:table-cell>
          <table:table-cell table:style-name="pd1" office:value-type="float" office:value="2017">
            <text:p>2017</text:p>
          </table:table-cell>
          <table:table-cell table:style-name="pd1" office:value-type="float" office:value="2016">
            <text:p>2016</text:p>
          </table:table-cell>
          <table:table-cell table:style-name="pd1" office:value-type="float" office:value="2015">
            <text:p>2015</text:p>
          </table:table-cell>
          <table:table-cell table:style-name="pd1" office:value-type="float" office:value="2014">
            <text:p>2014</text:p>
          </table:table-cell>
          <table:table-cell table:style-name="pd1" office:value-type="float" office:value="2013">
            <text:p>2013</text:p>
          </table:table-cell>
        </table:table-row>
        <table:table-row>
          <table:table-cell table:style-name="pd1" office:value-type="string" office:value="Sales">
            <text:p>Sales</text:p>
          </table:table-cell>
          <table:table-cell office:value-type="string" office:value="122%">
            <text:p>122%</text:p>
          </table:table-cell>
          <table:table-cell office:value-type="string" office:value="119%">
            <text:p>119%</text:p>
          </table:table-cell>
          <table:table-cell office:value-type="string" office:value="112%">
            <text:p>112%</text:p>
          </table:table-cell>
          <table:table-cell office:value-type="string" office:value="110%">
            <text:p>110%</text:p>
          </table:table-cell>
          <table:table-cell office:value-type="string" office:value="107%">
            <text:p>107%</text:p>
          </table:table-cell>
          <table:table-cell office:value-type="string" office:value="104%">
            <text:p>104%</text:p>
          </table:table-cell>
          <table:table-cell office:value-type="string" office:value="103%">
            <text:p>103%</text:p>
          </table:table-cell>
          <table:table-cell office:value-type="string" office:value="104%">
            <text:p>104%</text:p>
          </table:table-cell>
          <table:table-cell office:value-type="string" office:value="102%">
            <text:p>102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Cost of Goods Sold">
            <text:p>Cost of Goods Sold</text:p>
          </table:table-cell>
          <table:table-cell office:value-type="string" office:value="122%">
            <text:p>122%</text:p>
          </table:table-cell>
          <table:table-cell office:value-type="string" office:value="119%">
            <text:p>119%</text:p>
          </table:table-cell>
          <table:table-cell office:value-type="string" office:value="112%">
            <text:p>112%</text:p>
          </table:table-cell>
          <table:table-cell office:value-type="string" office:value="109%">
            <text:p>109%</text:p>
          </table:table-cell>
          <table:table-cell office:value-type="string" office:value="106%">
            <text:p>106%</text:p>
          </table:table-cell>
          <table:table-cell office:value-type="string" office:value="103%">
            <text:p>103%</text:p>
          </table:table-cell>
          <table:table-cell office:value-type="string" office:value="102%">
            <text:p>102%</text:p>
          </table:table-cell>
          <table:table-cell office:value-type="string" office:value="104%">
            <text:p>104%</text:p>
          </table:table-cell>
          <table:table-cell office:value-type="string" office:value="102%">
            <text:p>102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EBIT">
            <text:p>EBIT</text:p>
          </table:table-cell>
          <table:table-cell office:value-type="string" office:value="87%">
            <text:p>87%</text:p>
          </table:table-cell>
          <table:table-cell office:value-type="string" office:value="130%">
            <text:p>130%</text:p>
          </table:table-cell>
          <table:table-cell office:value-type="string" office:value="91%">
            <text:p>91%</text:p>
          </table:table-cell>
          <table:table-cell office:value-type="string" office:value="79%">
            <text:p>79%</text:p>
          </table:table-cell>
          <table:table-cell office:value-type="string" office:value="74%">
            <text:p>74%</text:p>
          </table:table-cell>
          <table:table-cell office:value-type="string" office:value="82%">
            <text:p>82%</text:p>
          </table:table-cell>
          <table:table-cell office:value-type="string" office:value="87%">
            <text:p>87%</text:p>
          </table:table-cell>
          <table:table-cell office:value-type="string" office:value="98%">
            <text:p>98%</text:p>
          </table:table-cell>
          <table:table-cell office:value-type="string" office:value="97%">
            <text:p>97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Interest income (loss)">
            <text:p>Interest income (loss)</text:p>
          </table:table-cell>
          <table:table-cell office:value-type="string" office:value="89%">
            <text:p>89%</text:p>
          </table:table-cell>
          <table:table-cell office:value-type="string" office:value="106%">
            <text:p>106%</text:p>
          </table:table-cell>
          <table:table-cell office:value-type="string" office:value="117%">
            <text:p>117%</text:p>
          </table:table-cell>
          <table:table-cell office:value-type="string" office:value="103%">
            <text:p>103%</text:p>
          </table:table-cell>
          <table:table-cell office:value-type="string" office:value="106%">
            <text:p>106%</text:p>
          </table:table-cell>
          <table:table-cell office:value-type="string" office:value="110%">
            <text:p>110%</text:p>
          </table:table-cell>
          <table:table-cell office:value-type="string" office:value="120%">
            <text:p>120%</text:p>
          </table:table-cell>
          <table:table-cell office:value-type="string" office:value="114%">
            <text:p>114%</text:p>
          </table:table-cell>
          <table:table-cell office:value-type="string" office:value="107%">
            <text:p>107%</text:p>
          </table:table-cell>
          <table:table-cell office:value-type="string" office:value="100%">
            <text:p>100%</text:p>
          </table:table-cell>
        </table:table-row>
        <table:table-row>
          <table:table-cell table:style-name="pd1" office:value-type="string" office:value="Net Income (loss)">
            <text:p>Net Income (loss)</text:p>
          </table:table-cell>
          <table:table-cell office:value-type="string" office:value="79%">
            <text:p>79%</text:p>
          </table:table-cell>
          <table:table-cell office:value-type="string" office:value="77%">
            <text:p>77%</text:p>
          </table:table-cell>
          <table:table-cell office:value-type="string" office:value="86%">
            <text:p>86%</text:p>
          </table:table-cell>
          <table:table-cell office:value-type="string" office:value="40%">
            <text:p>40%</text:p>
          </table:table-cell>
          <table:table-cell office:value-type="string" office:value="59%">
            <text:p>59%</text:p>
          </table:table-cell>
          <table:table-cell office:value-type="string" office:value="80%">
            <text:p>80%</text:p>
          </table:table-cell>
          <table:table-cell office:value-type="string" office:value="85%">
            <text:p>85%</text:p>
          </table:table-cell>
          <table:table-cell office:value-type="string" office:value="96%">
            <text:p>96%</text:p>
          </table:table-cell>
          <table:table-cell office:value-type="string" office:value="94%">
            <text:p>94%</text:p>
          </table:table-cell>
          <table:table-cell office:value-type="string" office:value="100%">
            <text:p>1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